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2f88" officeooo:paragraph-rsid="00172f88"/>
    </style:style>
    <style:style style:name="P2" style:family="paragraph" style:parent-style-name="Standard" style:list-style-name="L1">
      <style:text-properties officeooo:rsid="00172f88" officeooo:paragraph-rsid="00172f88"/>
    </style:style>
    <style:style style:name="P3" style:family="paragraph" style:parent-style-name="Standard" style:list-style-name="L1">
      <style:text-properties officeooo:rsid="0017be8d" officeooo:paragraph-rsid="0017be8d"/>
    </style:style>
    <style:style style:name="P4" style:family="paragraph" style:parent-style-name="Standard" style:list-style-name="L1">
      <style:text-properties officeooo:rsid="00188399" officeooo:paragraph-rsid="00188399"/>
    </style:style>
    <style:style style:name="T1" style:family="text">
      <style:text-properties officeooo:rsid="00188399"/>
    </style:style>
    <style:style style:name="T2" style:family="text">
      <style:text-properties officeooo:rsid="0019a3c4"/>
    </style:style>
    <style:style style:name="T3" style:family="text">
      <style:text-properties officeooo:rsid="001a9afe"/>
    </style:style>
    <style:style style:name="T4" style:family="text">
      <style:text-properties officeooo:rsid="001c7806"/>
    </style:style>
    <style:style style:name="T5" style:family="text">
      <style:text-properties officeooo:rsid="001d83c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ypes of Sequencing</text:p>
      <text:list xml:id="list2635185364255010832" text:style-name="L1">
        <text:list-item>
          <text:p text:style-name="P4">Single cell</text:p>
          <text:list>
            <text:list-item>
              <text:p text:style-name="P4">it is possible to assay individual cells from a population to learn more about the cells making up a community, also known as studying the cellular heterogeneity</text:p>
              <text:list>
                <text:list-item>
                  <text:p text:style-name="P4">Plate-based (SMART-seq2)</text:p>
                </text:list-item>
                <text:list-item>
                  <text:p text:style-name="P4">Droplet-based (10X)</text:p>
                </text:list-item>
              </text:list>
            </text:list-item>
          </text:list>
        </text:list-item>
        <text:list-item>
          <text:p text:style-name="P2">Genomics</text:p>
          <text:list>
            <text:list-item>
              <text:p text:style-name="P2">WGS: <text:span text:style-name="T1">whole genome sequencing</text:span></text:p>
            </text:list-item>
            <text:list-item>
              <text:p text:style-name="P2">Amplicon-seq: <text:span text:style-name="T1">a method for sequencing a specific region of interest. Similar to AMP-seq</text:span></text:p>
            </text:list-item>
          </text:list>
        </text:list-item>
        <text:list-item>
          <text:p text:style-name="P2">Transcriptomics</text:p>
          <text:list>
            <text:list-item>
              <text:p text:style-name="P2">RNA-sequencing: <text:span text:style-name="T1">Some RNA-seq is done on bulk tissue, though for this project much of it is done on single cells. The icons in the single cell column indicate how the cells were handled to generate the RNA-seq data. </text:span></text:p>
            </text:list-item>
            <text:list-item>
              <text:p text:style-name="P2">Capture-seq</text:p>
              <text:list>
                <text:list-item>
                  <text:p text:style-name="P4">Genotyping method. Based on capturing and sequencing specifc regions of the genome.</text:p>
                </text:list-item>
              </text:list>
            </text:list-item>
            <text:list-item>
              <text:p text:style-name="P2">Frac-seq</text:p>
              <text:list>
                <text:list-item>
                  <text:p text:style-name="P4">A method to distinguish RNA from different subcellular fractionations.</text:p>
                </text:list-item>
              </text:list>
            </text:list-item>
          </text:list>
        </text:list-item>
        <text:list-item>
          <text:p text:style-name="P2">Epigenomics</text:p>
          <text:list>
            <text:list-item>
              <text:p text:style-name="P2">histone modificaiton</text:p>
              <text:list>
                <text:list-item>
                  <text:p text:style-name="P3">broad-ChIP-se<text:span text:style-name="T1">q: Used to profile histone modificadtions.</text:span></text:p>
                </text:list-item>
                <text:list-item>
                  <text:p text:style-name="P3">Narrow-ChIP-seq: <text:span text:style-name="T1">Used to profile transcript factor (TF) binding sites.</text:span></text:p>
                </text:list-item>
                <text:list-item>
                  <text:p text:style-name="P3">TCL-seq: <text:span text:style-name="T1">Targeted chromatin ligation sequencing. Used in epigenetics to capture histone modifcaiton patterns low-cell count experiments. WHY LINK HERE AND NOT FOR OTHERS?</text:span></text:p>
                </text:list-item>
              </text:list>
            </text:list-item>
            <text:list-item>
              <text:p text:style-name="P2">methylome</text:p>
              <text:list>
                <text:list-item>
                  <text:p text:style-name="P3">WGBS: <text:span text:style-name="T2">whole genome bisulfite sequencing. A method for looking at methylation throughout the genome. </text:span></text:p>
                </text:list-item>
                <text:list-item>
                  <text:p text:style-name="P3">RRBS: <text:span text:style-name="T2">Reduced-representation bisulfite sequencing to determine methylation of promoter sites. WHY LINK HERE AND NOT FOR OTHERS. </text:span></text:p>
                </text:list-item>
              </text:list>
            </text:list-item>
            <text:list-item>
              <text:p text:style-name="P2">chromatin modeling</text:p>
              <text:list>
                <text:list-item>
                  <text:p text:style-name="P3">ATAC-seq: <text:span text:style-name="T3">Transposase accessible chromatin with high throughput sequencintg HYPHEN NEEDED? <text:s/>WHY LINK?</text:span></text:p>
                </text:list-item>
                <text:list-item>
                  <text:p text:style-name="P3">Hi-C: <text:span text:style-name="T4">Assay to determine spatial organizaiton of chromatin. WHATS THE ACRONYM? WHY LINK? </text:span></text:p>
                </text:list-item>
              </text:list>
            </text:list-item>
          </text:list>
        </text:list-item>
        <text:list-item>
          <text:p text:style-name="P2">UNCATEGORIZED</text:p>
          <text:list>
            <text:list-item>
              <text:p text:style-name="P2">Gene editing profiling</text:p>
              <text:list>
                <text:list-item>
                  <text:p text:style-name="P2">GUIDE-seq: <text:span text:style-name="T5">genome-wide unbiased identifcations of double strand breaks evaluated by sequencing</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5T00:00:49.967707639</meta:creation-date>
    <meta:generator>LibreOffice/5.1.6.2$Linux_X86_64 LibreOffice_project/10m0$Build-2</meta:generator>
    <dc:date>2018-12-15T00:10:43.600580862</dc:date>
    <meta:editing-duration>PT9M50S</meta:editing-duration>
    <meta:editing-cycles>7</meta:editing-cycles>
    <meta:document-statistic meta:table-count="0" meta:image-count="0" meta:object-count="0" meta:page-count="1" meta:paragraph-count="28" meta:word-count="258" meta:character-count="1686" meta:non-whitespace-character-count="1478"/>
  </office:meta>
</office:document-meta>
</file>